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officeooo:rsid="000e69e7" officeooo:paragraph-rsid="000e69e7"/>
    </style:style>
    <style:style style:name="P2" style:family="paragraph" style:parent-style-name="Preformatted_20_Text">
      <style:text-properties style:font-name="Arial" fo:font-size="14pt" fo:font-weight="bold" officeooo:rsid="000e69e7" officeooo:paragraph-rsid="000e69e7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style:font-name="Arial" officeooo:rsid="0010cda2" officeooo:paragraph-rsid="0010cda2"/>
    </style:style>
    <style:style style:name="T1" style:family="text">
      <style:text-properties officeooo:rsid="000f14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icio del día</text:p>
      <text:p text:style-name="P1"/>
      <text:p text:style-name="P1"/>
      <text:p text:style-name="P1">Al inicio del dia <text:span text:style-name="T1">nos hemos reunido en grupo como el resto de dias para ver el progreso de la aplicación y ver como va el desarrollo de cada una de las funcionalidades de la pagina. Posteriormente hemos subido los ultimos cambios a la nube para luego mostrarselo a los chicos de ARI en la reunion que hemos celebrado.</text:span></text:p>
      <text:p text:style-name="P1"/>
      <text:p text:style-name="P1"/>
      <text:p text:style-name="P1"/>
      <text:p text:style-name="P2">Fin del día</text:p>
      <text:p text:style-name="P1"/>
      <text:p text:style-name="P3">Tras haber estado reunidos con los de ARI hemos realizado varios cambios y modificaciones a la pagina de tal manera que pudieramos amoldarla a lo que ellos nos envian y lo que creen que podria estar bien mostr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3T22:07:02.115000000</dc:date>
    <meta:editing-duration>PT13M20S</meta:editing-duration>
    <meta:editing-cycles>3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4" meta:word-count="103" meta:character-count="554" meta:non-whitespace-character-count="455"/>
  </office:meta>
</office:document-meta>
</file>